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fef3" officeooo:paragraph-rsid="0000fef3"/>
    </style:style>
    <style:style style:name="P2" style:family="paragraph" style:parent-style-name="Standard">
      <style:text-properties officeooo:rsid="000151cc" officeooo:paragraph-rsid="000151cc"/>
    </style:style>
    <style:style style:name="P3" style:family="paragraph" style:parent-style-name="Standard">
      <style:text-properties officeooo:rsid="00023744" officeooo:paragraph-rsid="00023744"/>
    </style:style>
    <style:style style:name="P4" style:family="paragraph" style:parent-style-name="Standard">
      <style:text-properties fo:font-weight="bold" officeooo:rsid="0000fef3" officeooo:paragraph-rsid="0000fef3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0fef3" officeooo:paragraph-rsid="0000fef3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0811e5" officeooo:paragraph-rsid="000811e5"/>
    </style:style>
    <style:style style:name="P7" style:family="paragraph" style:parent-style-name="Standard">
      <style:text-properties officeooo:rsid="0009de50" officeooo:paragraph-rsid="0009de50"/>
    </style:style>
    <style:style style:name="P8" style:family="paragraph" style:parent-style-name="Standard">
      <style:text-properties officeooo:rsid="000d7a57" officeooo:paragraph-rsid="000d7a57"/>
    </style:style>
    <style:style style:name="T1" style:family="text">
      <style:text-properties officeooo:rsid="00023744"/>
    </style:style>
    <style:style style:name="T2" style:family="text">
      <style:text-properties officeooo:rsid="000811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eek-8</text:p>
      <text:p text:style-name="P4">1. Write a Servlet program to demonstate session tracking using Cookies</text:p>
      <text:p text:style-name="P1"/>
      <text:p text:style-name="P2">//index.html</text:p>
      <text:p text:style-name="P3">&lt;form action="servlet1" method="post"&gt; <text:s/></text:p>
      <text:p text:style-name="P3">Name:&lt;input type="text" name="userName"/&gt;&lt;br/&gt; <text:s/></text:p>
      <text:p text:style-name="P3">&lt;input type="submit" value="go"/&gt; <text:s/></text:p>
      <text:p text:style-name="P3">&lt;/form&gt; </text:p>
      <text:p text:style-name="P2"/>
      <text:p text:style-name="P2">//FirstServlet.java</text:p>
      <text:p text:style-name="P2">import java.io.*; <text:s/></text:p>
      <text:p text:style-name="P2">import javax.servlet.*; <text:s/></text:p>
      <text:p text:style-name="P2">import javax.servlet.http.*; <text:s/></text:p>
      <text:p text:style-name="P2"><text:s text:c="2"/></text:p>
      <text:p text:style-name="P2"><text:s text:c="2"/></text:p>
      <text:p text:style-name="P2">public class FirstServlet extends HttpServlet { <text:s/></text:p>
      <text:p text:style-name="P2"><text:s text:c="2"/></text:p>
      <text:p text:style-name="P2"><text:s text:c="2"/>public void doPost(HttpServletRequest request, HttpServletResponse response){ <text:s/></text:p>
      <text:p text:style-name="P2"><text:s text:c="4"/>try{ <text:s/></text:p>
      <text:p text:style-name="P2"><text:s text:c="2"/></text:p>
      <text:p text:style-name="P2"><text:s text:c="4"/>response.setContentType("text/html"); <text:s/></text:p>
      <text:p text:style-name="P2"><text:s text:c="4"/>PrintWriter out = response.getWriter(); <text:s/></text:p>
      <text:p text:style-name="P2"><text:s text:c="10"/></text:p>
      <text:p text:style-name="P2"><text:s text:c="4"/>String n=request.getParameter("userName"); <text:s/></text:p>
      <text:p text:style-name="P2"><text:s text:c="4"/>out.print("Welcome "+n); <text:s/></text:p>
      <text:p text:style-name="P2"><text:s text:c="2"/></text:p>
      <text:p text:style-name="P2"><text:s text:c="4"/>Cookie ck=new Cookie("uname",n);//creating cookie object <text:s/></text:p>
      <text:p text:style-name="P2"><text:s text:c="4"/>response.addCookie(ck);//adding cookie in the response <text:s/></text:p>
      <text:p text:style-name="P2"><text:s text:c="2"/></text:p>
      <text:p text:style-name="P2"><text:s text:c="4"/>//creating submit button <text:s/></text:p>
      <text:p text:style-name="P2"><text:s text:c="4"/>out.print("&lt;form action='http://localhost:8080/Cookie/servlet2'&gt;"); <text:s/></text:p>
      <text:p text:style-name="P2"><text:s text:c="4"/>out.print("&lt;input type='submit' value='go'&gt;"); <text:s/></text:p>
      <text:p text:style-name="P2"><text:s text:c="4"/>out.print("&lt;/form&gt;"); <text:s/></text:p>
      <text:p text:style-name="P2"><text:s text:c="10"/></text:p>
      <text:p text:style-name="P2"><text:s text:c="4"/>out.close(); <text:s/></text:p>
      <text:p text:style-name="P2"><text:s text:c="2"/></text:p>
      <text:p text:style-name="P2"><text:s text:c="8"/>}catch(Exception e){System.out.println(e);} <text:s/></text:p>
      <text:p text:style-name="P2"><text:s text:c="2"/>} <text:s/></text:p>
      <text:p text:style-name="P2">} <text:s/></text:p>
      <text:p text:style-name="P2"/>
      <text:p text:style-name="P2">//<text:span text:style-name="T1">SecondeServlet.java</text:span></text:p>
      <text:p text:style-name="P3">import java.io.*; <text:s/></text:p>
      <text:p text:style-name="P3">import javax.servlet.*; <text:s/></text:p>
      <text:p text:style-name="P3">import javax.servlet.http.*; <text:s/></text:p>
      <text:p text:style-name="P3"><text:s text:c="2"/></text:p>
      <text:p text:style-name="P3">public class SecondServlet extends HttpServlet { <text:s/></text:p>
      <text:p text:style-name="P3"><text:s text:c="2"/></text:p>
      <text:p text:style-name="P3">public void doGet(HttpServletRequest request, HttpServletResponse response){ <text:s/></text:p>
      <text:p text:style-name="P3"><text:soft-page-break/><text:s text:c="4"/>try{ <text:s/></text:p>
      <text:p text:style-name="P3"><text:s text:c="2"/></text:p>
      <text:p text:style-name="P3"><text:s text:c="4"/>response.setContentType("text/html"); <text:s/></text:p>
      <text:p text:style-name="P3"><text:s text:c="4"/>PrintWriter out = response.getWriter(); <text:s/></text:p>
      <text:p text:style-name="P3"><text:s text:c="6"/></text:p>
      <text:p text:style-name="P3"><text:s text:c="4"/>Cookie ck[]=request.getCookies(); <text:s/></text:p>
      <text:p text:style-name="P3"><text:s text:c="4"/>out.print("Hello "+ck[0].getValue()); <text:s/></text:p>
      <text:p text:style-name="P3"><text:s text:c="2"/></text:p>
      <text:p text:style-name="P3"><text:s text:c="4"/>out.close(); <text:s/></text:p>
      <text:p text:style-name="P3"><text:s text:c="2"/></text:p>
      <text:p text:style-name="P3"><text:s text:c="9"/>}catch(Exception e){System.out.println(e);} <text:s/></text:p>
      <text:p text:style-name="P3"><text:s text:c="4"/>} <text:s/></text:p>
      <text:p text:style-name="P3"><text:s text:c="6"/></text:p>
      <text:p text:style-name="P3"><text:s text:c="2"/></text:p>
      <text:p text:style-name="P3">} <text:s/></text:p>
      <text:p text:style-name="P1"/>
      <text:p text:style-name="P1"/>
      <text:p text:style-name="P4">2. Write a servlet program to demonstrate session tracking using hidden form field</text:p>
      <text:p text:style-name="P4"/>
      <text:p text:style-name="P1"/>
      <text:p text:style-name="P1">//<text:span text:style-name="T2">index.html</text:span></text:p>
      <text:p text:style-name="P6">&lt;form action="servlet1"&gt; <text:s/></text:p>
      <text:p text:style-name="P6">Name:&lt;input type="text" name="userName"/&gt;&lt;br/&gt; <text:s/></text:p>
      <text:p text:style-name="P6">&lt;input type="submit" value="go"/&gt; <text:s/></text:p>
      <text:p text:style-name="P6">&lt;/form&gt; <text:s/></text:p>
      <text:p text:style-name="P6"/>
      <text:p text:style-name="P6"/>
      <text:p text:style-name="P6">//FirstServlet.java</text:p>
      <text:p text:style-name="P7">import java.io.*; <text:s/></text:p>
      <text:p text:style-name="P7">import javax.servlet.*; <text:s/></text:p>
      <text:p text:style-name="P7">import javax.servlet.http.*; <text:s/></text:p>
      <text:p text:style-name="P7"><text:s text:c="2"/></text:p>
      <text:p text:style-name="P7">public class FirstServlet extends HttpServlet { <text:s/></text:p>
      <text:p text:style-name="P7">public void doGet(HttpServletRequest request, HttpServletResponse response){ <text:s/></text:p>
      <text:p text:style-name="P7"><text:s text:c="8"/>try{ <text:s/></text:p>
      <text:p text:style-name="P7"><text:s text:c="2"/></text:p>
      <text:p text:style-name="P7"><text:s text:c="8"/>response.setContentType("text/html"); <text:s/></text:p>
      <text:p text:style-name="P7"><text:s text:c="8"/>PrintWriter out = response.getWriter(); <text:s/></text:p>
      <text:p text:style-name="P7"><text:s text:c="10"/></text:p>
      <text:p text:style-name="P7"><text:s text:c="8"/>String n=request.getParameter("userName"); <text:s/></text:p>
      <text:p text:style-name="P7"><text:s text:c="8"/>out.print("Welcome "+n); <text:s/></text:p>
      <text:p text:style-name="P7"><text:s text:c="10"/></text:p>
      <text:p text:style-name="P7"><text:s text:c="8"/>//creating form that have invisible textfield <text:s/></text:p>
      <text:p text:style-name="P7"><text:s text:c="8"/>out.print("&lt;form action='servlet2'&gt;"); <text:s/></text:p>
      <text:p text:style-name="P7"><text:s text:c="8"/>out.print("&lt;input type='hidden' name='uname' value='"+n+"'&gt;"); <text:s/></text:p>
      <text:p text:style-name="P7"><text:s text:c="8"/>out.print("&lt;input type='submit' value='go'&gt;"); <text:s/></text:p>
      <text:p text:style-name="P7"><text:s text:c="8"/>out.print("&lt;/form&gt;"); <text:s/></text:p>
      <text:p text:style-name="P7"><text:s text:c="8"/>out.close(); <text:s/></text:p>
      <text:p text:style-name="P7"><text:s text:c="2"/></text:p>
      <text:p text:style-name="P7"><text:soft-page-break/><text:s text:c="16"/>}catch(Exception e){System.out.println(e);} <text:s/></text:p>
      <text:p text:style-name="P7"><text:s text:c="4"/>} <text:s/></text:p>
      <text:p text:style-name="P7"><text:s text:c="2"/></text:p>
      <text:p text:style-name="P7">} <text:s/></text:p>
      <text:p text:style-name="P7"/>
      <text:p text:style-name="P7">//SecondServlet.java</text:p>
      <text:p text:style-name="P7"/>
      <text:p text:style-name="P7">import java.io.*; <text:s/></text:p>
      <text:p text:style-name="P7">import javax.servlet.*; <text:s/></text:p>
      <text:p text:style-name="P7">import javax.servlet.http.*; <text:s/></text:p>
      <text:p text:style-name="P7">public class SecondServlet extends HttpServlet { <text:s/></text:p>
      <text:p text:style-name="P7">public void doGet(HttpServletRequest request, HttpServletResponse response)throws ServletException,IOException{</text:p>
      <text:p text:style-name="P7"><text:s text:c="8"/>try{ <text:s/></text:p>
      <text:p text:style-name="P7"><text:s text:c="8"/>response.setContentType("text/html"); <text:s/></text:p>
      <text:p text:style-name="P7"><text:s text:c="8"/>PrintWriter out = response.getWriter(); <text:s/></text:p>
      <text:p text:style-name="P7"><text:s text:c="10"/></text:p>
      <text:p text:style-name="P7"><text:s text:c="8"/>//Getting the value from the hidden field <text:s/></text:p>
      <text:p text:style-name="P7"><text:s text:c="8"/>String n=request.getParameter("uname"); <text:s/></text:p>
      <text:p text:style-name="P7"><text:s text:c="8"/>out.print("Hello "+n); <text:s/></text:p>
      <text:p text:style-name="P7"><text:s text:c="2"/></text:p>
      <text:p text:style-name="P7"><text:s text:c="8"/>out.close(); <text:s/></text:p>
      <text:p text:style-name="P7"><text:s text:c="16"/>}</text:p>
      <text:p text:style-name="P7">catch(Exception e)</text:p>
      <text:p text:style-name="P7">{System.out.println(e);</text:p>
      <text:p text:style-name="P7">} <text:s/></text:p>
      <text:p text:style-name="P7"><text:s text:c="4"/>} <text:s/></text:p>
      <text:p text:style-name="P7">} <text:s/></text:p>
      <text:p text:style-name="P1"/>
      <text:p text:style-name="P4">3. Write a servlet program to demonstrate session tracking using HttpSession object.</text:p>
      <text:p text:style-name="P4"/>
      <text:p text:style-name="P1"/>
      <text:p text:style-name="P1"/>
      <text:p text:style-name="P8">// write a servlet program to demonstrate session tracking using HttpSession object</text:p>
      <text:p text:style-name="P8">import java.io.*;</text:p>
      <text:p text:style-name="P8"><text:tab/>import java.util.*;</text:p>
      <text:p text:style-name="P8"><text:tab/>import javax.servlet.*;</text:p>
      <text:p text:style-name="P8"><text:tab/>import javax.servlet.http.*;</text:p>
      <text:p text:style-name="P8"><text:tab/>public class DateServlet extends HttpServlet {</text:p>
      <text:p text:style-name="P8"><text:tab/>public void doGet(HttpServletRequest request, HttpServletResponse response) throws ServletException, IOException {</text:p>
      <text:p text:style-name="P8"><text:tab/>// Get the HttpSession object.</text:p>
      <text:p text:style-name="P8"><text:tab/>HttpSession session = request.getSession(true);</text:p>
      <text:p text:style-name="P8"><text:tab/>// Get session creation time. </text:p>
      <text:p text:style-name="P8">Date createTime = new Date(session.getCreationTime());</text:p>
      <text:p text:style-name="P8">// Get last access time of this web page. </text:p>
      <text:p text:style-name="P8">Date lastAccessTime = new Date(session.getLastAccessedTime());</text:p>
      <text:p text:style-name="P8">// Set response content type</text:p>
      <text:p text:style-name="P8"><text:s/>response.setContentType("text/html"); PrintWriter out = response.getWriter();</text:p>
      <text:p text:style-name="P8"><text:soft-page-break/>out.print("id: " + session.getId() + "&lt;br&gt;");</text:p>
      <text:p text:style-name="P8"><text:s/>out.print("last access time:" + lastAccessTime+"&lt;br&gt;");</text:p>
      <text:p text:style-name="P8">out.print("creation time:" + createTime+ "&lt;br&gt;");</text:p>
      <text:p text:style-name="P8">}</text:p>
      <text:p text:style-name="P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2:42:04.837310749</meta:creation-date>
    <dc:date>2018-02-27T12:48:42.659290159</dc:date>
    <meta:editing-duration>PT6M35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4" meta:paragraph-count="134" meta:word-count="337" meta:character-count="4103" meta:non-whitespace-character-count="3335"/>
  </office:meta>
</office:document-meta>
</file>